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∮</mo>
          <mi>C</mi>
        </munder>
        <mi/>
      </mrow>
      <mstyle mathvariant="bold">
        <mrow>
          <mi>E</mi>
        </mrow>
      </mstyle>
      <mrow>
        <mi/>
        <mo stretchy="false">⋅</mo>
        <mi/>
      </mrow>
      <mtext>d</mtext>
      <mstyle mathvariant="bold">
        <mrow>
          <mi>r</mi>
        </mrow>
      </mstyle>
      <mrow>
        <mi/>
        <mo stretchy="false">=</mo>
        <mrow>
          <mi/>
          <mo stretchy="false">−</mo>
          <mi>k</mi>
        </mrow>
      </mrow>
      <mi/>
      <mfrac>
        <mtext>d</mtext>
        <mrow>
          <mtext>d</mtext>
          <mi>t</mi>
        </mrow>
      </mfrac>
      <mi/>
      <mrow>
        <munder>
          <mo stretchy="false">∫</mo>
          <msub>
            <mi>F</mi>
            <mi>C</mi>
          </msub>
        </munder>
        <mi/>
      </mrow>
      <mstyle mathvariant="bold">
        <mrow>
          <mi>B</mi>
        </mrow>
      </mstyle>
      <mrow>
        <mi/>
        <mo stretchy="false">⋅</mo>
        <mi/>
      </mrow>
      <mtext>d</mtext>
      <mstyle mathvariant="bold">
        <mrow>
          <mi>f</mi>
        </mrow>
      </mstyle>
    </mrow>
    <annotation encoding="StarMath 5.0">lint from C ` bold E `cdot` "d" bold r `=` -k ` "d" over {"d" t} ` int from F_C ` bold B `cdot`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21:21:18.552000000</meta:creation-date>
    <meta:generator>LibreOffice/4.1.4.2$Windows_x86 LibreOffice_project/0a0440ccc0227ad9829de5f46be37cfb6edcf72</meta:generator>
  </office:meta>
</office:document-meta>
</file>